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trong_20_Emphasis">Fine-Tuning the LLM</text:span></text:h>
      <text:list xml:id="list1016027939" text:style-name="L1">
        <text:list-item>
          <text:p text:style-name="P2">Use a model like GPT or LLaMA.</text:p>
        </text:list-item>
        <text:list-item>
          <text:p text:style-name="P2">Fine-tune it on your curated dataset with a focus on:</text:p>
          <text:list>
            <text:list-item>
              <text:p text:style-name="P2"><text:span text:style-name="Strong_20_Emphasis">Financial concepts and jargon</text:span>: Ensuring the model understands technical terms.</text:p>
            </text:list-item>
            <text:list-item>
              <text:p text:style-name="P2"><text:span text:style-name="Strong_20_Emphasis">Analysis styles</text:span>: Mimicking how financial experts describe trends, such as "This is a head-and-shoulders pattern."</text:p>
            </text:list-item>
            <text:list-item>
              <text:p text:style-name="P1"><text:span text:style-name="Strong_20_Emphasis">Decision-making logic</text:span>: Training it to associate graph patterns with actionable advice (e.g., "If an upward wedge forms, this suggests...").</text:p>
            </text:list-item>
          </text:list>
        </text:list-item>
      </text:list>
      <text:h text:style-name="Heading_20_4" text:outline-level="4"><text:span text:style-name="Strong_20_Emphasis">User Interaction</text:span></text:h>
      <text:list xml:id="list1325745794" text:style-name="L2">
        <text:list-item>
          <text:p text:style-name="P4">Build an intuitive interface:</text:p>
          <text:list>
            <text:list-item>
              <text:p text:style-name="P4">Allow users to upload graphs or input queries (e.g., "What do you see in this chart?").</text:p>
            </text:list-item>
            <text:list-item>
              <text:p text:style-name="P4">Use <text:span text:style-name="Strong_20_Emphasis">Streamlit</text:span> or <text:span text:style-name="Strong_20_Emphasis">Gradio</text:span> for the UI, where:</text:p>
              <text:list>
                <text:list-item>
                  <text:p text:style-name="P4">Users upload financial graphs or enter textual descriptions of their portfolios.</text:p>
                </text:list-item>
                <text:list-item>
                  <text:p text:style-name="P3">The assistant generates advice and explanations interactively.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0:52:15.964442852</meta:creation-date>
    <dc:date>2024-12-01T19:40:13.755747194</dc:date>
    <meta:editing-duration>PT8H37M47S</meta:editing-duration>
    <meta:editing-cycles>1</meta:editing-cycles>
    <meta:document-statistic meta:table-count="0" meta:image-count="0" meta:object-count="0" meta:page-count="1" meta:paragraph-count="12" meta:word-count="122" meta:character-count="758" meta:non-whitespace-character-count="658"/>
    <meta:generator>LibreOffice/7.3.7.2$Linux_X86_64 LibreOffice_project/30$Build-2</meta:generator>
  </office:meta>
</office:document-meta>
</file>